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in" fo:margin-bottom="0.1965in" style:contextual-spacing="false" style:writing-mode="lr-tb"/>
    </style:style>
    <style:style style:name="P4" style:family="paragraph" style:parent-style-name="Preformatted_20_Text">
      <style:text-properties style:text-underline-style="none"/>
    </style:style>
    <style:style style:name="P5" style:family="paragraph" style:parent-style-name="Heading_20_3">
      <style:text-properties officeooo:rsid="001a785b" officeooo:paragraph-rsid="001a785b"/>
    </style:style>
    <style:style style:name="P6" style:family="paragraph" style:parent-style-name="Standard">
      <style:text-properties officeooo:rsid="001a785b" officeooo:paragraph-rsid="001a785b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in" fo:margin-bottom="0in" style:contextual-spacing="false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in" fo:margin-bottom="0in" style:contextual-spacing="false"/>
    </style:style>
    <style:style style:name="P11" style:family="paragraph" style:parent-style-name="Text_20_body" style:list-style-name="L3"/>
    <style:style style:name="P12" style:family="paragraph" style:parent-style-name="Text_20_body" style:list-style-name="L3">
      <style:paragraph-properties fo:margin-top="0in" fo:margin-bottom="0in" style:contextual-spacing="false"/>
    </style:style>
    <style:style style:name="P13" style:family="paragraph" style:parent-style-name="Text_20_body" style:list-style-name="L4"/>
    <style:style style:name="P14" style:family="paragraph" style:parent-style-name="Text_20_body" style:list-style-name="L4">
      <style:paragraph-properties fo:margin-top="0in" fo:margin-bottom="0in" style:contextual-spacing="false"/>
    </style:style>
    <style:style style:name="P15" style:family="paragraph" style:parent-style-name="Text_20_body" style:list-style-name="L5"/>
    <style:style style:name="P16" style:family="paragraph" style:parent-style-name="Text_20_body" style:list-style-name="L5">
      <style:paragraph-properties fo:margin-top="0in" fo:margin-bottom="0in" style:contextual-spacing="false"/>
    </style:style>
    <style:style style:name="P17" style:family="paragraph" style:parent-style-name="Text_20_body" style:list-style-name="L6"/>
    <style:style style:name="P18" style:family="paragraph" style:parent-style-name="Text_20_body" style:list-style-name="L6">
      <style:paragraph-properties fo:margin-top="0in" fo:margin-bottom="0in" style:contextual-spacing="false"/>
    </style:style>
    <style:style style:name="P19" style:family="paragraph" style:parent-style-name="Text_20_body" style:list-style-name="L7"/>
    <style:style style:name="P20" style:family="paragraph" style:parent-style-name="Text_20_body" style:list-style-name="L7">
      <style:paragraph-properties fo:margin-top="0in" fo:margin-bottom="0in" style:contextual-spacing="false"/>
    </style:style>
    <style:style style:name="P21" style:family="paragraph" style:parent-style-name="Text_20_body" style:list-style-name="L8"/>
    <style:style style:name="P22" style:family="paragraph" style:parent-style-name="Text_20_body" style:list-style-name="L8">
      <style:paragraph-properties fo:margin-top="0in" fo:margin-bottom="0in" style:contextual-spacing="false"/>
    </style:style>
    <style:style style:name="P23" style:family="paragraph" style:parent-style-name="Text_20_body" style:list-style-name="L9"/>
    <style:style style:name="P24" style:family="paragraph" style:parent-style-name="Text_20_body" style:list-style-name="L9">
      <style:paragraph-properties fo:margin-top="0in" fo:margin-bottom="0in" style:contextual-spacing="false"/>
    </style:style>
    <style:style style:name="P25" style:family="paragraph" style:parent-style-name="Text_20_body" style:list-style-name="L10"/>
    <style:style style:name="P26" style:family="paragraph" style:parent-style-name="Text_20_body" style:list-style-name="L10">
      <style:paragraph-properties fo:margin-top="0in" fo:margin-bottom="0in" style:contextual-spacing="false"/>
    </style:style>
    <style:style style:name="P27" style:family="paragraph" style:parent-style-name="Text_20_body" style:list-style-name="L11"/>
    <style:style style:name="P28" style:family="paragraph" style:parent-style-name="Text_20_body" style:list-style-name="L11">
      <style:paragraph-properties fo:margin-top="0in" fo:margin-bottom="0in" style:contextual-spacing="false"/>
    </style:style>
    <style:style style:name="P29" style:family="paragraph" style:parent-style-name="Text_20_body" style:list-style-name="L12"/>
    <style:style style:name="P30" style:family="paragraph" style:parent-style-name="Text_20_body" style:list-style-name="L12">
      <style:paragraph-properties fo:margin-top="0in" fo:margin-bottom="0in" style:contextual-spacing="false"/>
    </style:style>
    <style:style style:name="P31" style:family="paragraph" style:parent-style-name="Text_20_body" style:list-style-name="L13"/>
    <style:style style:name="P32" style:family="paragraph" style:parent-style-name="Text_20_body" style:list-style-name="L13">
      <style:paragraph-properties fo:margin-top="0in" fo:margin-bottom="0in" style:contextual-spacing="false"/>
    </style:style>
    <style:style style:name="P33" style:family="paragraph" style:parent-style-name="Text_20_body" style:list-style-name="L14"/>
    <style:style style:name="P34" style:family="paragraph" style:parent-style-name="Text_20_body" style:list-style-name="L14">
      <style:paragraph-properties fo:margin-top="0in" fo:margin-bottom="0in" style:contextual-spacing="false"/>
    </style:style>
    <style:style style:name="P35" style:family="paragraph" style:parent-style-name="Text_20_body" style:list-style-name="L15"/>
    <style:style style:name="P36" style:family="paragraph" style:parent-style-name="Text_20_body" style:list-style-name="L15">
      <style:paragraph-properties fo:margin-top="0in" fo:margin-bottom="0in" style:contextual-spacing="false"/>
    </style:style>
    <style:style style:name="P37" style:family="paragraph" style:parent-style-name="Text_20_body" style:list-style-name="L16"/>
    <style:style style:name="P38" style:family="paragraph" style:parent-style-name="Text_20_body" style:list-style-name="L16">
      <style:paragraph-properties fo:margin-top="0in" fo:margin-bottom="0in" style:contextual-spacing="false"/>
    </style:style>
    <style:style style:name="P39" style:family="paragraph" style:parent-style-name="Text_20_body" style:list-style-name="L17"/>
    <style:style style:name="P40" style:family="paragraph" style:parent-style-name="Text_20_body" style:list-style-name="L17">
      <style:paragraph-properties fo:margin-top="0in" fo:margin-bottom="0in" style:contextual-spacing="false"/>
    </style:style>
    <style:style style:name="P41" style:family="paragraph" style:parent-style-name="Text_20_body" style:list-style-name="L18"/>
    <style:style style:name="P42" style:family="paragraph" style:parent-style-name="Text_20_body" style:list-style-name="L18">
      <style:paragraph-properties fo:margin-top="0in" fo:margin-bottom="0in" style:contextual-spacing="false"/>
    </style:style>
    <style:style style:name="P43" style:family="paragraph" style:parent-style-name="Text_20_body" style:list-style-name="L19"/>
    <style:style style:name="P44" style:family="paragraph" style:parent-style-name="Text_20_body" style:list-style-name="L19">
      <style:paragraph-properties fo:margin-top="0in" fo:margin-bottom="0in" style:contextual-spacing="false"/>
    </style:style>
    <style:style style:name="P45" style:family="paragraph" style:parent-style-name="Text_20_body" style:list-style-name="L20"/>
    <style:style style:name="P46" style:family="paragraph" style:parent-style-name="Text_20_body" style:list-style-name="L20">
      <style:paragraph-properties fo:margin-top="0in" fo:margin-bottom="0in" style:contextual-spacing="false"/>
    </style:style>
    <style:style style:name="P47" style:family="paragraph" style:parent-style-name="Text_20_body" style:list-style-name="L21"/>
    <style:style style:name="P48" style:family="paragraph" style:parent-style-name="Text_20_body" style:list-style-name="L21">
      <style:paragraph-properties fo:margin-top="0in" fo:margin-bottom="0in" style:contextual-spacing="false"/>
    </style:style>
    <style:style style:name="P49" style:family="paragraph" style:parent-style-name="Text_20_body" style:list-style-name="L22"/>
    <style:style style:name="P50" style:family="paragraph" style:parent-style-name="Text_20_body" style:list-style-name="L22">
      <style:paragraph-properties fo:margin-top="0in" fo:margin-bottom="0in" style:contextual-spacing="false"/>
    </style:style>
    <style:style style:name="P51" style:family="paragraph" style:parent-style-name="Text_20_body" style:list-style-name="L23"/>
    <style:style style:name="P52" style:family="paragraph" style:parent-style-name="Text_20_body" style:list-style-name="L23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7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1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17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number text:level="1" text:style-name="Numbering_20_Symbols" loext:num-list-format="%1%." style:num-suffix="." style:num-format="1" text:start-value="2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number text:level="1" text:style-name="Numbering_20_Symbols" loext:num-list-format="%1%." style:num-suffix="." style:num-format="1" text:start-value="27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number text:level="1" text:style-name="Numbering_20_Symbols" loext:num-list-format="%1%." style:num-suffix="." style:num-format="1" text:start-value="3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number text:level="1" text:style-name="Numbering_20_Symbols" loext:num-list-format="%1%." style:num-suffix="." style:num-format="1" text:start-value="3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number text:level="1" text:style-name="Numbering_20_Symbols" loext:num-list-format="%1%." style:num-suffix="." style:num-format="1" text:start-value="4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1">
      <text:list-level-style-number text:level="1" text:style-name="Numbering_20_Symbols" loext:num-list-format="%1%." style:num-suffix="." style:num-format="1" text:start-value="4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number text:level="1" text:style-name="Numbering_20_Symbols" loext:num-list-format="%1%." style:num-suffix="." style:num-format="1" text:start-value="48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3">
      <text:list-level-style-number text:level="1" text:style-name="Numbering_20_Symbols" loext:num-list-format="%1%." style:num-suffix="." style:num-format="1" text:start-value="5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ython Object-Oriented Programming (OOP) is a way of structuring your code to model real-world objects. It makes your code reusable, easier to understand, and maintainable.</text:p>
      <text:p text:style-name="Text_20_body">Let's dive into the <text:span text:style-name="Strong_20_Emphasis">basic concepts of Python OOP</text:span>, step by step.</text:p>
      <text:p text:style-name="Horizontal_20_Line"/>
      <text:h text:style-name="Heading_20_3" text:outline-level="3"><text:span text:style-name="Strong_20_Emphasis">1. What is Object-Oriented Programming (OOP)?</text:span></text:h>
      <text:list text:style-name="L1">
        <text:list-item>
          <text:p text:style-name="P8">OOP is a programming paradigm where <text:span text:style-name="Strong_20_Emphasis">everything is treated as an object</text:span>.</text:p>
        </text:list-item>
        <text:list-item>
          <text:p text:style-name="P7">An <text:span text:style-name="Strong_20_Emphasis">object</text:span> is an instance of a <text:span text:style-name="Strong_20_Emphasis">class</text:span>, which can have properties (attributes) and actions (methods).</text:p>
        </text:list-item>
      </text:list>
      <text:p text:style-name="Horizontal_20_Line"/>
      <text:h text:style-name="Heading_20_3" text:outline-level="3"><text:span text:style-name="Strong_20_Emphasis">2. Key OOP Concepts in Python</text:span></text:h>
      <text:h text:style-name="Heading_20_4" text:outline-level="4"><text:span text:style-name="Strong_20_Emphasis">i. Class and Object</text:span></text:h>
      <text:list text:style-name="L2">
        <text:list-item>
          <text:p text:style-name="P10">A <text:span text:style-name="Strong_20_Emphasis">class</text:span> is like a blueprint. It defines how objects should look and behave.</text:p>
        </text:list-item>
        <text:list-item>
          <text:p text:style-name="P9">An <text:span text:style-name="Strong_20_Emphasis">object</text:span> is created based on the blueprint (class). It is an actual thing you can use.</text:p>
        </text:list-item>
      </text:list>
      <text:p text:style-name="Text_20_body"><text:span text:style-name="Strong_20_Emphasis">Example:</text:span></text:p>
      <text:p text:style-name="Preformatted_20_Text">python</text:p>
      <text:p text:style-name="Preformatted_20_Text">Copy code</text:p>
      <text:p text:style-name="P1"><text:span text:style-name="Source_20_Text"># Define a class (blueprint)</text:span></text:p>
      <text:p text:style-name="P2"><text:span text:style-name="Source_20_Text">class Car:</text:span></text:p>
      <text:p text:style-name="P2"><text:span text:style-name="Source_20_Text"><text:s text:c="4"/># Attribute</text:span></text:p>
      <text:p text:style-name="P2"><text:span text:style-name="Source_20_Text"><text:s text:c="4"/>brand = "Toyota"</text:span></text:p>
      <text:p text:style-name="P2"><text:span text:style-name="Source_20_Text"><text:s text:c="4"/></text:span></text:p>
      <text:p text:style-name="P2"><text:span text:style-name="Source_20_Text"><text:s text:c="4"/># Method</text:span></text:p>
      <text:p text:style-name="P2"><text:span text:style-name="Source_20_Text"><text:s text:c="4"/>def start(self):</text:span></text:p>
      <text:p text:style-name="P2"><text:span text:style-name="Source_20_Text"><text:s text:c="8"/>print("Car is starting!")</text:span></text:p>
      <text:p text:style-name="P2"/>
      <text:p text:style-name="P2"><text:span text:style-name="Source_20_Text"># Create an object (instance)</text:span></text:p>
      <text:p text:style-name="P2"><text:span text:style-name="Source_20_Text">my_car = Car()</text:span></text:p>
      <text:p text:style-name="P2"/>
      <text:p text:style-name="P2"><text:span text:style-name="Source_20_Text"># Access the attribute</text:span></text:p>
      <text:p text:style-name="P2"><text:span text:style-name="Source_20_Text">print(my_car.brand) <text:s/># Output: Toyota</text:span></text:p>
      <text:p text:style-name="P2"/>
      <text:p text:style-name="P2"><text:span text:style-name="Source_20_Text"># Call the method</text:span></text:p>
      <text:p text:style-name="P3"><text:span text:style-name="Source_20_Text">my_car.start() <text:s/># Output: Car is starting!</text:span></text:p>
      <text:p text:style-name="Horizontal_20_Line"/>
      <text:h text:style-name="Heading_20_4" text:outline-level="4"><text:span text:style-name="Strong_20_Emphasis">ii. Attributes and Methods</text:span></text:h>
      <text:list text:style-name="L3">
        <text:list-item>
          <text:p text:style-name="P12"><text:span text:style-name="Strong_20_Emphasis">Attributes</text:span>: Variables inside a class that store data about the object.</text:p>
        </text:list-item>
        <text:list-item>
          <text:p text:style-name="P11"><text:span text:style-name="Strong_20_Emphasis">Methods</text:span>: Functions inside a class that define behaviors or actions.</text:p>
        </text:list-item>
      </text:list>
      <text:p text:style-name="Text_20_body"><text:span text:style-name="Strong_20_Emphasis">Example:</text:span></text:p>
      <text:p text:style-name="Preformatted_20_Text">python</text:p>
      <text:p text:style-name="Preformatted_20_Text">Copy code</text:p>
      <text:p text:style-name="P1"><text:span text:style-name="Source_20_Text">class Dog:</text:span></text:p>
      <text:p text:style-name="P2"><text:span text:style-name="Source_20_Text"><text:s text:c="4"/># Constructor to initialize attributes</text:span></text:p>
      <text:p text:style-name="P2"><text:span text:style-name="Source_20_Text"><text:s text:c="4"/>def __init__(self, name, age):</text:span></text:p>
      <text:p text:style-name="P2"><text:span text:style-name="Source_20_Text"><text:s text:c="8"/>self.name = name <text:s/># Attribute</text:span></text:p>
      <text:p text:style-name="P2"><text:span text:style-name="Source_20_Text"><text:s text:c="8"/>self.age = age <text:s text:c="3"/># Attribute</text:span></text:p>
      <text:p text:style-name="P2"><text:soft-page-break/><text:span text:style-name="Source_20_Text"><text:s text:c="4"/></text:span></text:p>
      <text:p text:style-name="P2"><text:span text:style-name="Source_20_Text"><text:s text:c="4"/># Method</text:span></text:p>
      <text:p text:style-name="P2"><text:span text:style-name="Source_20_Text"><text:s text:c="4"/>def bark(self):</text:span></text:p>
      <text:p text:style-name="P2"><text:span text:style-name="Source_20_Text"><text:s text:c="8"/>print(f"{self.name} is barking!")</text:span></text:p>
      <text:p text:style-name="P2"/>
      <text:p text:style-name="P2"><text:span text:style-name="Source_20_Text"># Create an object</text:span></text:p>
      <text:p text:style-name="P2"><text:span text:style-name="Source_20_Text">my_dog = Dog("Buddy", 3)</text:span></text:p>
      <text:p text:style-name="P2"/>
      <text:p text:style-name="P2"><text:span text:style-name="Source_20_Text"># Access attributes and call methods</text:span></text:p>
      <text:p text:style-name="P2"><text:span text:style-name="Source_20_Text">print(my_dog.name) <text:s/># Output: Buddy</text:span></text:p>
      <text:p text:style-name="P2"><text:span text:style-name="Source_20_Text">print(my_dog.age) <text:s text:c="2"/># Output: 3</text:span></text:p>
      <text:p text:style-name="P3"><text:span text:style-name="Source_20_Text">my_dog.bark() <text:s text:c="6"/># Output: Buddy is barking!</text:span></text:p>
      <text:p text:style-name="Horizontal_20_Line"/>
      <text:h text:style-name="Heading_20_4" text:outline-level="4"><text:span text:style-name="Strong_20_Emphasis">iii. The </text:span><text:span text:style-name="Strong_20_Emphasis"><text:span text:style-name="Source_20_Text">__init__</text:span></text:span><text:span text:style-name="Strong_20_Emphasis"> Method</text:span></text:h>
      <text:list text:style-name="L4">
        <text:list-item>
          <text:p text:style-name="P14">The <text:span text:style-name="Source_20_Text">__init__</text:span> method is a <text:span text:style-name="Strong_20_Emphasis">constructor</text:span>. It initializes the object's attributes when it's created.</text:p>
        </text:list-item>
        <text:list-item>
          <text:p text:style-name="P13">It’s called <text:span text:style-name="Strong_20_Emphasis">automatically</text:span> when an object is instantiated.</text:p>
        </text:list-item>
      </text:list>
      <text:p text:style-name="Text_20_body"><text:span text:style-name="Strong_20_Emphasis">Example:</text:span></text:p>
      <text:p text:style-name="Preformatted_20_Text">python</text:p>
      <text:p text:style-name="Preformatted_20_Text">Copy code</text:p>
      <text:p text:style-name="P1"><text:span text:style-name="Source_20_Text">class Person:</text:span></text:p>
      <text:p text:style-name="P2"><text:span text:style-name="Source_20_Text"><text:s text:c="4"/>def __init__(self, name, age):</text:span></text:p>
      <text:p text:style-name="P2"><text:span text:style-name="Source_20_Text"><text:s text:c="8"/>self.name = name</text:span></text:p>
      <text:p text:style-name="P2"><text:span text:style-name="Source_20_Text"><text:s text:c="8"/>self.age = age</text:span></text:p>
      <text:p text:style-name="P2"/>
      <text:p text:style-name="P2"><text:span text:style-name="Source_20_Text"># Create an object</text:span></text:p>
      <text:p text:style-name="P2"><text:span text:style-name="Source_20_Text">person = Person("Ashwajit", 25)</text:span></text:p>
      <text:p text:style-name="P2"><text:span text:style-name="Source_20_Text">print(person.name) <text:s/># Output: Ashwajit</text:span></text:p>
      <text:p text:style-name="P3"><text:span text:style-name="Source_20_Text">print(person.age) <text:s text:c="2"/># Output: 25</text:span></text:p>
      <text:p text:style-name="Horizontal_20_Line"/>
      <text:h text:style-name="Heading_20_4" text:outline-level="4"><text:span text:style-name="Strong_20_Emphasis">iv. Inheritance</text:span></text:h>
      <text:list text:style-name="L5">
        <text:list-item>
          <text:p text:style-name="P16"><text:span text:style-name="Strong_20_Emphasis">Inheritance</text:span> allows one class to inherit attributes and methods from another class.</text:p>
        </text:list-item>
        <text:list-item>
          <text:p text:style-name="P15">The parent class is called the <text:span text:style-name="Strong_20_Emphasis">base class</text:span>, and the child class is called the <text:span text:style-name="Strong_20_Emphasis">derived class</text:span>.</text:p>
        </text:list-item>
      </text:list>
      <text:p text:style-name="Text_20_body"><text:span text:style-name="Strong_20_Emphasis">Example:</text:span></text:p>
      <text:p text:style-name="Preformatted_20_Text">python</text:p>
      <text:p text:style-name="Preformatted_20_Text">Copy code</text:p>
      <text:p text:style-name="P1"><text:span text:style-name="Source_20_Text"># Base class</text:span></text:p>
      <text:p text:style-name="P2"><text:span text:style-name="Source_20_Text">class Animal:</text:span></text:p>
      <text:p text:style-name="P2"><text:span text:style-name="Source_20_Text"><text:s text:c="4"/>def eat(self):</text:span></text:p>
      <text:p text:style-name="P2"><text:span text:style-name="Source_20_Text"><text:s text:c="8"/>print("This animal can eat.")</text:span></text:p>
      <text:p text:style-name="P2"/>
      <text:p text:style-name="P2"><text:span text:style-name="Source_20_Text"># Derived class</text:span></text:p>
      <text:p text:style-name="P2"><text:span text:style-name="Source_20_Text">class Dog(Animal):</text:span></text:p>
      <text:p text:style-name="P2"><text:span text:style-name="Source_20_Text"><text:s text:c="4"/>def bark(self):</text:span></text:p>
      <text:p text:style-name="P2"><text:span text:style-name="Source_20_Text"><text:s text:c="8"/>print("This dog can bark.")</text:span></text:p>
      <text:p text:style-name="P2"/>
      <text:p text:style-name="P2"><text:span text:style-name="Source_20_Text"># Create an object of Dog</text:span></text:p>
      <text:p text:style-name="P2"><text:span text:style-name="Source_20_Text">dog = Dog()</text:span></text:p>
      <text:p text:style-name="P2"><text:span text:style-name="Source_20_Text">dog.eat() <text:s text:c="2"/># Output: This animal can eat.</text:span></text:p>
      <text:p text:style-name="P3"><text:span text:style-name="Source_20_Text">dog.bark() <text:s/># Output: This dog can bark.</text:span></text:p>
      <text:p text:style-name="Horizontal_20_Line"/>
      <text:h text:style-name="Heading_20_4" text:outline-level="4"><text:soft-page-break/><text:span text:style-name="Strong_20_Emphasis">v. Polymorphism</text:span></text:h>
      <text:list text:style-name="L6">
        <text:list-item>
          <text:p text:style-name="P18"><text:span text:style-name="Strong_20_Emphasis">Polymorphism</text:span> allows objects of different classes to be treated as objects of a common base class.</text:p>
        </text:list-item>
        <text:list-item>
          <text:p text:style-name="P17">It’s useful for overriding methods.</text:p>
        </text:list-item>
      </text:list>
      <text:p text:style-name="Text_20_body"><text:span text:style-name="Strong_20_Emphasis">Example:</text:span></text:p>
      <text:p text:style-name="P4"/>
      <text:p text:style-name="P1"><text:span text:style-name="Source_20_Text">class Bird:</text:span></text:p>
      <text:p text:style-name="P2"><text:span text:style-name="Source_20_Text"><text:s text:c="4"/>def sound(self):</text:span></text:p>
      <text:p text:style-name="P2"><text:span text:style-name="Source_20_Text"><text:s text:c="8"/>print("Bird makes a sound.")</text:span></text:p>
      <text:p text:style-name="P2"/>
      <text:p text:style-name="P2"><text:span text:style-name="Source_20_Text">class Duck(Bird):</text:span></text:p>
      <text:p text:style-name="P2"><text:span text:style-name="Source_20_Text"><text:s text:c="4"/>def sound(self):</text:span></text:p>
      <text:p text:style-name="P2"><text:span text:style-name="Source_20_Text"><text:s text:c="8"/>print("Duck says quack!")</text:span></text:p>
      <text:p text:style-name="P2"/>
      <text:p text:style-name="P2"><text:span text:style-name="Source_20_Text"># Create objects</text:span></text:p>
      <text:p text:style-name="P2"><text:span text:style-name="Source_20_Text">bird = Bird()</text:span></text:p>
      <text:p text:style-name="P2"><text:span text:style-name="Source_20_Text">duck = Duck()</text:span></text:p>
      <text:p text:style-name="P2"/>
      <text:p text:style-name="P2"><text:span text:style-name="Source_20_Text"># Call the sound method</text:span></text:p>
      <text:p text:style-name="P2"><text:span text:style-name="Source_20_Text">bird.sound() <text:s/># Output: Bird makes a sound.</text:span></text:p>
      <text:p text:style-name="P3"><text:span text:style-name="Source_20_Text">duck.sound() <text:s/># Output: Duck says quack!</text:span></text:p>
      <text:p text:style-name="Horizontal_20_Line"/>
      <text:h text:style-name="Heading_20_4" text:outline-level="4"><text:span text:style-name="Strong_20_Emphasis">vi. Encapsulation</text:span></text:h>
      <text:list text:style-name="L7">
        <text:list-item>
          <text:p text:style-name="P20"><text:span text:style-name="Strong_20_Emphasis">Encapsulation</text:span> means bundling attributes and methods into one unit (class) and restricting direct access to some data.</text:p>
        </text:list-item>
        <text:list-item>
          <text:p text:style-name="P19">Use <text:span text:style-name="Strong_20_Emphasis">private variables</text:span> (prefix with <text:span text:style-name="Source_20_Text">_</text:span> or <text:span text:style-name="Source_20_Text">__</text:span>) to restrict access.</text:p>
        </text:list-item>
      </text:list>
      <text:p text:style-name="Text_20_body"><text:span text:style-name="Strong_20_Emphasis">Example:</text:span></text:p>
      <text:p text:style-name="Preformatted_20_Text">python</text:p>
      <text:p text:style-name="Preformatted_20_Text">Copy code</text:p>
      <text:p text:style-name="P1"><text:span text:style-name="Source_20_Text">class BankAccount:</text:span></text:p>
      <text:p text:style-name="P2"><text:span text:style-name="Source_20_Text"><text:s text:c="4"/>def __init__(self, balance):</text:span></text:p>
      <text:p text:style-name="P2"><text:span text:style-name="Source_20_Text"><text:s text:c="8"/>self.__balance = balance <text:s/># Private attribute</text:span></text:p>
      <text:p text:style-name="P2"/>
      <text:p text:style-name="P2"><text:span text:style-name="Source_20_Text"><text:s text:c="4"/>def deposit(self, amount):</text:span></text:p>
      <text:p text:style-name="P2"><text:span text:style-name="Source_20_Text"><text:s text:c="8"/>self.__balance += amount</text:span></text:p>
      <text:p text:style-name="P2"/>
      <text:p text:style-name="P2"><text:span text:style-name="Source_20_Text"><text:s text:c="4"/>def get_balance(self):</text:span></text:p>
      <text:p text:style-name="P2"><text:span text:style-name="Source_20_Text"><text:s text:c="8"/>return self.__balance</text:span></text:p>
      <text:p text:style-name="P2"/>
      <text:p text:style-name="P2"><text:span text:style-name="Source_20_Text"># Create an object</text:span></text:p>
      <text:p text:style-name="P2"><text:span text:style-name="Source_20_Text">account = BankAccount(1000)</text:span></text:p>
      <text:p text:style-name="P2"><text:span text:style-name="Source_20_Text">account.deposit(500)</text:span></text:p>
      <text:p text:style-name="P3"><text:span text:style-name="Source_20_Text">print(account.get_balance()) <text:s/># Output: 1500</text:span></text:p>
      <text:p text:style-name="Horizontal_20_Line"/>
      <text:h text:style-name="Heading_20_4" text:outline-level="4"><text:span text:style-name="Strong_20_Emphasis">vii. Abstraction</text:span></text:h>
      <text:list text:style-name="L8">
        <text:list-item>
          <text:p text:style-name="P22"><text:span text:style-name="Strong_20_Emphasis">Abstraction</text:span> hides unnecessary details and shows only the relevant parts of the object.</text:p>
        </text:list-item>
        <text:list-item>
          <text:p text:style-name="P21">Use <text:span text:style-name="Strong_20_Emphasis">abstract classes</text:span> and methods with the <text:span text:style-name="Source_20_Text">abc</text:span> module.</text:p>
        </text:list-item>
      </text:list>
      <text:p text:style-name="Text_20_body"><text:span text:style-name="Strong_20_Emphasis">Example:</text:span></text:p>
      <text:p text:style-name="Preformatted_20_Text"><text:soft-page-break/>python</text:p>
      <text:p text:style-name="Preformatted_20_Text">Copy code</text:p>
      <text:p text:style-name="P1"><text:span text:style-name="Source_20_Text">from abc import ABC, abstractmethod</text:span></text:p>
      <text:p text:style-name="P2"/>
      <text:p text:style-name="P2"><text:span text:style-name="Source_20_Text">class Animal(ABC):</text:span></text:p>
      <text:p text:style-name="P2"><text:span text:style-name="Source_20_Text"><text:s text:c="4"/>@abstractmethod</text:span></text:p>
      <text:p text:style-name="P2"><text:span text:style-name="Source_20_Text"><text:s text:c="4"/>def sound(self):</text:span></text:p>
      <text:p text:style-name="P2"><text:span text:style-name="Source_20_Text"><text:s text:c="8"/>pass</text:span></text:p>
      <text:p text:style-name="P2"/>
      <text:p text:style-name="P2"><text:span text:style-name="Source_20_Text">class Dog(Animal):</text:span></text:p>
      <text:p text:style-name="P2"><text:span text:style-name="Source_20_Text"><text:s text:c="4"/>def sound(self):</text:span></text:p>
      <text:p text:style-name="P2"><text:span text:style-name="Source_20_Text"><text:s text:c="8"/>print("Dog barks!")</text:span></text:p>
      <text:p text:style-name="P2"/>
      <text:p text:style-name="P2"><text:span text:style-name="Source_20_Text"># Create an object</text:span></text:p>
      <text:p text:style-name="P2"><text:span text:style-name="Source_20_Text">dog = Dog()</text:span></text:p>
      <text:p text:style-name="P3"><text:span text:style-name="Source_20_Text">dog.sound() <text:s/># Output: Dog barks!</text:span></text:p>
      <text:p text:style-name="Horizontal_20_Line"/>
      <text:h text:style-name="Heading_20_3" text:outline-level="3"><text:span text:style-name="Strong_20_Emphasis">3. How to Practice OOP in Python?</text:span></text:h>
      <text:list text:style-name="L9">
        <text:list-item>
          <text:p text:style-name="P24">Start with simple classes like <text:span text:style-name="Source_20_Text">Car</text:span>, <text:span text:style-name="Source_20_Text">Dog</text:span>, or <text:span text:style-name="Source_20_Text">Person</text:span>.</text:p>
        </text:list-item>
        <text:list-item>
          <text:p text:style-name="P24">Add attributes and methods to the class.</text:p>
        </text:list-item>
        <text:list-item>
          <text:p text:style-name="P24">Implement <text:span text:style-name="Strong_20_Emphasis">inheritance</text:span> and <text:span text:style-name="Strong_20_Emphasis">method overriding</text:span>.</text:p>
        </text:list-item>
        <text:list-item>
          <text:p text:style-name="P23">Explore <text:span text:style-name="Strong_20_Emphasis">polymorphism</text:span>, <text:span text:style-name="Strong_20_Emphasis">encapsulation</text:span>, and <text:span text:style-name="Strong_20_Emphasis">abstraction</text:span> in real-world examples.</text:p>
        </text:list-item>
      </text:list>
      <text:p text:style-name="Horizontal_20_Line"/>
      <text:h text:style-name="Heading_20_3" text:outline-level="3"><text:span text:style-name="Strong_20_Emphasis">4. Example: A Complete OOP Example</text:span></text:h>
      <text:p text:style-name="Preformatted_20_Text">python</text:p>
      <text:p text:style-name="Preformatted_20_Text">Copy code</text:p>
      <text:p text:style-name="P1"><text:span text:style-name="Source_20_Text">class Vehicle:</text:span></text:p>
      <text:p text:style-name="P2"><text:span text:style-name="Source_20_Text"><text:s text:c="4"/>def __init__(self, brand, model):</text:span></text:p>
      <text:p text:style-name="P2"><text:span text:style-name="Source_20_Text"><text:s text:c="8"/>self.brand = brand</text:span></text:p>
      <text:p text:style-name="P2"><text:span text:style-name="Source_20_Text"><text:s text:c="8"/>self.model = model</text:span></text:p>
      <text:p text:style-name="P2"/>
      <text:p text:style-name="P2"><text:span text:style-name="Source_20_Text"><text:s text:c="4"/>def start(self):</text:span></text:p>
      <text:p text:style-name="P2"><text:span text:style-name="Source_20_Text"><text:s text:c="8"/>print(f"{self.brand} {self.model} is starting.")</text:span></text:p>
      <text:p text:style-name="P2"/>
      <text:p text:style-name="P2"><text:span text:style-name="Source_20_Text">class Car(Vehicle):</text:span></text:p>
      <text:p text:style-name="P2"><text:span text:style-name="Source_20_Text"><text:s text:c="4"/>def __init__(self, brand, model, seats):</text:span></text:p>
      <text:p text:style-name="P2"><text:span text:style-name="Source_20_Text"><text:s text:c="8"/>super().__init__(brand, model)</text:span></text:p>
      <text:p text:style-name="P2"><text:span text:style-name="Source_20_Text"><text:s text:c="8"/>self.seats = seats</text:span></text:p>
      <text:p text:style-name="P2"/>
      <text:p text:style-name="P2"><text:span text:style-name="Source_20_Text"><text:s text:c="4"/>def start(self):</text:span></text:p>
      <text:p text:style-name="P2"><text:span text:style-name="Source_20_Text"><text:s text:c="8"/>print(f"{self.brand} {self.model} car is starting with {self.seats} seats.")</text:span></text:p>
      <text:p text:style-name="P2"/>
      <text:p text:style-name="P2"><text:span text:style-name="Source_20_Text"># Create objects</text:span></text:p>
      <text:p text:style-name="P2"><text:span text:style-name="Source_20_Text">vehicle = Vehicle("Generic", "ModelX")</text:span></text:p>
      <text:p text:style-name="P2"><text:span text:style-name="Source_20_Text">car = Car("Toyota", "Corolla", 5)</text:span></text:p>
      <text:p text:style-name="P2"/>
      <text:p text:style-name="P2"><text:span text:style-name="Source_20_Text"># Call methods</text:span></text:p>
      <text:p text:style-name="P2"><text:span text:style-name="Source_20_Text">vehicle.start() <text:s/># Output: Generic ModelX is starting.</text:span></text:p>
      <text:p text:style-name="P3"><text:span text:style-name="Source_20_Text">car.start() <text:s text:c="5"/># Output: Toyota Corolla car is starting with 5 seats.</text:span></text:p>
      <text:p text:style-name="Horizontal_20_Line"/>
      <text:h text:style-name="Heading_20_3" text:outline-level="3"><text:soft-page-break/><text:span text:style-name="Strong_20_Emphasis">5. Benefits of OOP</text:span></text:h>
      <text:list text:style-name="L10">
        <text:list-item>
          <text:p text:style-name="P26"><text:span text:style-name="Strong_20_Emphasis">Reusability</text:span>: Write once, use everywhere.</text:p>
        </text:list-item>
        <text:list-item>
          <text:p text:style-name="P26"><text:span text:style-name="Strong_20_Emphasis">Scalability</text:span>: Easy to add new features or functionalities.</text:p>
        </text:list-item>
        <text:list-item>
          <text:p text:style-name="P26"><text:span text:style-name="Strong_20_Emphasis">Modularity</text:span>: Keeps the code organized.</text:p>
        </text:list-item>
        <text:list-item>
          <text:p text:style-name="P25"><text:span text:style-name="Strong_20_Emphasis">Abstraction</text:span>: Hides unnecessary details from users.</text:p>
        </text:list-item>
      </text:list>
      <text:p text:style-name="Horizontal_20_Line"/>
      <text:h text:style-name="Heading_20_3" text:outline-level="3"><text:span text:style-name="Strong_20_Emphasis">6. Summary</text:span></text:h>
      <text:list text:style-name="L11">
        <text:list-item>
          <text:p text:style-name="P28">A <text:span text:style-name="Strong_20_Emphasis">class</text:span> is a blueprint; an <text:span text:style-name="Strong_20_Emphasis">object</text:span> is an instance of it.</text:p>
        </text:list-item>
        <text:list-item>
          <text:p text:style-name="P28">Key concepts: <text:span text:style-name="Source_20_Text">class</text:span>, <text:span text:style-name="Source_20_Text">object</text:span>, <text:span text:style-name="Source_20_Text">__init__</text:span>, inheritance, polymorphism, encapsulation, and abstraction.</text:p>
        </text:list-item>
        <text:list-item>
          <text:p text:style-name="P27">Practice OOP with small, real-world examples to build confidence.</text:p>
        </text:list-item>
      </text:list>
      <text:p text:style-name="P6">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=</text:p>
      <text:h text:style-name="P5" text:outline-level="3"><text:span text:style-name="Strong_20_Emphasis">Basic Concepts: Classes and Objects</text:span></text:h>
      <text:list text:style-name="L12">
        <text:list-item>
          <text:p text:style-name="P30">Create a <text:span text:style-name="Source_20_Text">Car</text:span> class with attributes like <text:span text:style-name="Source_20_Text">make</text:span>, <text:span text:style-name="Source_20_Text">model</text:span>, and <text:span text:style-name="Source_20_Text">year</text:span>. Instantiate a few objects.</text:p>
        </text:list-item>
        <text:list-item>
          <text:p text:style-name="P30">Write a <text:span text:style-name="Source_20_Text">Dog</text:span> class with a <text:span text:style-name="Source_20_Text">bark</text:span> method. Call the method from an instance.</text:p>
        </text:list-item>
        <text:list-item>
          <text:p text:style-name="P30">Create a <text:span text:style-name="Source_20_Text">Person</text:span> class with attributes <text:span text:style-name="Source_20_Text">name</text:span> and <text:span text:style-name="Source_20_Text">age</text:span>. Add a method to display a greeting message.</text:p>
        </text:list-item>
        <text:list-item>
          <text:p text:style-name="P30">How do you initialize attributes using the <text:span text:style-name="Source_20_Text">__init__</text:span> method? Write an example.</text:p>
        </text:list-item>
        <text:list-item>
          <text:p text:style-name="P30">What happens if you forget to include <text:span text:style-name="Source_20_Text">self</text:span> in a method definition?</text:p>
        </text:list-item>
        <text:list-item>
          <text:p text:style-name="P29">What is the difference between a class variable and an instance variable? Demonstrate with code.</text:p>
        </text:list-item>
      </text:list>
      <text:p text:style-name="Horizontal_20_Line"/>
      <text:h text:style-name="Heading_20_3" text:outline-level="3"><text:span text:style-name="Strong_20_Emphasis">Inheritance</text:span></text:h>
      <text:list text:style-name="L13">
        <text:list-item>
          <text:p text:style-name="P32">Create a <text:span text:style-name="Source_20_Text">Vehicle</text:span> class and derive <text:span text:style-name="Source_20_Text">Car</text:span> and <text:span text:style-name="Source_20_Text">Bike</text:span> classes from it.</text:p>
        </text:list-item>
        <text:list-item>
          <text:p text:style-name="P32">Add a method <text:span text:style-name="Source_20_Text">describe()</text:span> in the <text:span text:style-name="Source_20_Text">Vehicle</text:span> class and override it in the <text:span text:style-name="Source_20_Text">Car</text:span> and <text:span text:style-name="Source_20_Text">Bike</text:span> subclasses.</text:p>
        </text:list-item>
        <text:list-item>
          <text:p text:style-name="P32">Implement a multi-level inheritance example with three levels of classes.</text:p>
        </text:list-item>
        <text:list-item>
          <text:p text:style-name="P32">How do you use <text:span text:style-name="Source_20_Text">super()</text:span> in Python? Write an example.</text:p>
        </text:list-item>
        <text:list-item>
          <text:p text:style-name="P31">Create a base class <text:span text:style-name="Source_20_Text">Animal</text:span> and derived classes <text:span text:style-name="Source_20_Text">Dog</text:span> and <text:span text:style-name="Source_20_Text">Cat</text:span>. Add behaviors specific to each subclass.</text:p>
        </text:list-item>
      </text:list>
      <text:p text:style-name="Horizontal_20_Line"/>
      <text:h text:style-name="Heading_20_3" text:outline-level="3"><text:span text:style-name="Strong_20_Emphasis">Polymorphism</text:span></text:h>
      <text:list text:style-name="L14">
        <text:list-item>
          <text:p text:style-name="P34">What is polymorphism? Write a Python program to demonstrate it with different classes.</text:p>
        </text:list-item>
        <text:list-item>
          <text:p text:style-name="P34">Create a <text:span text:style-name="Source_20_Text">Shape</text:span> class and subclasses like <text:span text:style-name="Source_20_Text">Circle</text:span> and <text:span text:style-name="Source_20_Text">Rectangle</text:span>. Add a method <text:span text:style-name="Source_20_Text">area()</text:span> to calculate their areas.</text:p>
        </text:list-item>
        <text:list-item>
          <text:p text:style-name="P34"><text:soft-page-break/>Write a function that takes objects of different classes and calls a common method (e.g., <text:span text:style-name="Source_20_Text">speak()</text:span>).</text:p>
        </text:list-item>
        <text:list-item>
          <text:p text:style-name="P34">How is polymorphism implemented using method overriding?</text:p>
        </text:list-item>
        <text:list-item>
          <text:p text:style-name="P33">Demonstrate polymorphism with a list of objects from different classes.</text:p>
        </text:list-item>
      </text:list>
      <text:p text:style-name="Horizontal_20_Line"/>
      <text:h text:style-name="Heading_20_3" text:outline-level="3"><text:span text:style-name="Strong_20_Emphasis">Encapsulation</text:span></text:h>
      <text:list text:style-name="L15">
        <text:list-item>
          <text:p text:style-name="P36">What is encapsulation in Python? Explain with an example.</text:p>
        </text:list-item>
        <text:list-item>
          <text:p text:style-name="P36">Create a <text:span text:style-name="Source_20_Text">BankAccount</text:span> class with private attributes <text:span text:style-name="Source_20_Text">balance</text:span> and <text:span text:style-name="Source_20_Text">account_number</text:span>.</text:p>
        </text:list-item>
        <text:list-item>
          <text:p text:style-name="P36">Add getter and setter methods to access and modify private attributes.</text:p>
        </text:list-item>
        <text:list-item>
          <text:p text:style-name="P36">How does Python implement access control (public, private, protected)? Demonstrate with code.</text:p>
        </text:list-item>
        <text:list-item>
          <text:p text:style-name="P35">Write an example showing how to use name mangling to access private attributes.</text:p>
        </text:list-item>
      </text:list>
      <text:p text:style-name="Horizontal_20_Line"/>
      <text:h text:style-name="Heading_20_3" text:outline-level="3"><text:span text:style-name="Strong_20_Emphasis">Abstraction</text:span></text:h>
      <text:list text:style-name="L16">
        <text:list-item>
          <text:p text:style-name="P38">What is abstraction? How is it implemented in Python?</text:p>
        </text:list-item>
        <text:list-item>
          <text:p text:style-name="P38">Create an abstract class <text:span text:style-name="Source_20_Text">Animal</text:span> with an abstract method <text:span text:style-name="Source_20_Text">speak()</text:span>. Implement it in subclasses.</text:p>
        </text:list-item>
        <text:list-item>
          <text:p text:style-name="P38">Write a program using the <text:span text:style-name="Source_20_Text">abc</text:span> module to define abstract methods.</text:p>
        </text:list-item>
        <text:list-item>
          <text:p text:style-name="P38">Why can’t we instantiate an abstract class? Explain with an example.</text:p>
        </text:list-item>
        <text:list-item>
          <text:p text:style-name="P37">Implement a simple <text:span text:style-name="Source_20_Text">Payment</text:span> system with <text:span text:style-name="Source_20_Text">CreditCardPayment</text:span> and <text:span text:style-name="Source_20_Text">PayPalPayment</text:span> as subclasses.</text:p>
        </text:list-item>
      </text:list>
      <text:p text:style-name="Horizontal_20_Line"/>
      <text:h text:style-name="Heading_20_3" text:outline-level="3"><text:span text:style-name="Strong_20_Emphasis">Constructors and Destructors</text:span></text:h>
      <text:list text:style-name="L17">
        <text:list-item>
          <text:p text:style-name="P40">What is the purpose of the <text:span text:style-name="Source_20_Text">__init__</text:span> method in Python?</text:p>
        </text:list-item>
        <text:list-item>
          <text:p text:style-name="P40">Write a class with a constructor that initializes attributes based on user input.</text:p>
        </text:list-item>
        <text:list-item>
          <text:p text:style-name="P40">Demonstrate the use of destructors (<text:span text:style-name="Source_20_Text">__del__</text:span>) in Python.</text:p>
        </text:list-item>
        <text:list-item>
          <text:p text:style-name="P40">What happens if you don’t define a constructor in a class?</text:p>
        </text:list-item>
        <text:list-item>
          <text:p text:style-name="P39">Can a class have multiple constructors? If yes, how can it be implemented?</text:p>
        </text:list-item>
      </text:list>
      <text:p text:style-name="Horizontal_20_Line"/>
      <text:h text:style-name="Heading_20_3" text:outline-level="3"><text:span text:style-name="Strong_20_Emphasis">Static and Class Methods</text:span></text:h>
      <text:list text:style-name="L18">
        <text:list-item>
          <text:p text:style-name="P42">What is a static method? How is it defined in Python?</text:p>
        </text:list-item>
        <text:list-item>
          <text:p text:style-name="P42">Write a class with both static and instance methods.</text:p>
        </text:list-item>
        <text:list-item>
          <text:p text:style-name="P42">How do class methods differ from static methods? Demonstrate with examples.</text:p>
        </text:list-item>
        <text:list-item>
          <text:p text:style-name="P41">Create a class with a class method that returns the number of objects created.</text:p>
        </text:list-item>
      </text:list>
      <text:p text:style-name="Horizontal_20_Line"/>
      <text:h text:style-name="Heading_20_3" text:outline-level="3"><text:span text:style-name="Strong_20_Emphasis">Special Methods (Dunder Methods)</text:span></text:h>
      <text:list text:style-name="L19">
        <text:list-item>
          <text:p text:style-name="P44">What are dunder methods? List some commonly used ones.</text:p>
        </text:list-item>
        <text:list-item>
          <text:p text:style-name="P44"><text:soft-page-break/>Override the <text:span text:style-name="Source_20_Text">__str__</text:span> method in a class to customize the string representation of an object.</text:p>
        </text:list-item>
        <text:list-item>
          <text:p text:style-name="P44">Implement the <text:span text:style-name="Source_20_Text">__add__</text:span> method to add two objects of a class.</text:p>
        </text:list-item>
        <text:list-item>
          <text:p text:style-name="P44">Write a program to compare objects using <text:span text:style-name="Source_20_Text">__eq__</text:span> and <text:span text:style-name="Source_20_Text">__lt__</text:span>.</text:p>
        </text:list-item>
        <text:list-item>
          <text:p text:style-name="P43">How do you define an iterable class using <text:span text:style-name="Source_20_Text">__iter__</text:span> and <text:span text:style-name="Source_20_Text">__next__</text:span>?</text:p>
        </text:list-item>
      </text:list>
      <text:p text:style-name="Horizontal_20_Line"/>
      <text:h text:style-name="Heading_20_3" text:outline-level="3"><text:span text:style-name="Strong_20_Emphasis">Composition and Aggregation</text:span></text:h>
      <text:list text:style-name="L20">
        <text:list-item>
          <text:p text:style-name="P46">What is the difference between composition and inheritance?</text:p>
        </text:list-item>
        <text:list-item>
          <text:p text:style-name="P46">Create a <text:span text:style-name="Source_20_Text">Library</text:span> class that contains <text:span text:style-name="Source_20_Text">Book</text:span> objects using composition.</text:p>
        </text:list-item>
        <text:list-item>
          <text:p text:style-name="P46">Implement a <text:span text:style-name="Source_20_Text">Car</text:span> class that has an <text:span text:style-name="Source_20_Text">Engine</text:span> object using aggregation.</text:p>
        </text:list-item>
        <text:list-item>
          <text:p text:style-name="P45">Write a program to demonstrate the “has-a” relationship.</text:p>
        </text:list-item>
      </text:list>
      <text:p text:style-name="Horizontal_20_Line"/>
      <text:h text:style-name="Heading_20_3" text:outline-level="3"><text:span text:style-name="Strong_20_Emphasis">Error Handling in OOP</text:span></text:h>
      <text:list text:style-name="L21">
        <text:list-item>
          <text:p text:style-name="P48">How do you handle exceptions in an OOP context?</text:p>
        </text:list-item>
        <text:list-item>
          <text:p text:style-name="P48">Create a class <text:span text:style-name="Source_20_Text">Calculator</text:span> with methods for basic arithmetic. Add error handling for division by zero.</text:p>
        </text:list-item>
        <text:list-item>
          <text:p text:style-name="P47">Write a program that raises a custom exception in a class.</text:p>
        </text:list-item>
      </text:list>
      <text:p text:style-name="Horizontal_20_Line"/>
      <text:h text:style-name="Heading_20_3" text:outline-level="3"><text:span text:style-name="Strong_20_Emphasis">Advanced OOP Concepts</text:span></text:h>
      <text:list text:style-name="L22">
        <text:list-item>
          <text:p text:style-name="P50">What is metaprogramming in Python? Write a basic example using a metaclass.</text:p>
        </text:list-item>
        <text:list-item>
          <text:p text:style-name="P50">Demonstrate how to dynamically add methods or attributes to a class.</text:p>
        </text:list-item>
        <text:list-item>
          <text:p text:style-name="P50">Write a decorator for a class method.</text:p>
        </text:list-item>
        <text:list-item>
          <text:p text:style-name="P49">What is monkey patching? Show an example where you modify the behavior of a class at runtime.</text:p>
        </text:list-item>
      </text:list>
      <text:p text:style-name="Horizontal_20_Line"/>
      <text:h text:style-name="Heading_20_3" text:outline-level="3"><text:span text:style-name="Strong_20_Emphasis">Real-World Applications</text:span></text:h>
      <text:list text:style-name="L23">
        <text:list-item>
          <text:p text:style-name="P52">Design a class-based system for a school that includes <text:span text:style-name="Source_20_Text">Student</text:span>, <text:span text:style-name="Source_20_Text">Teacher</text:span>, and <text:span text:style-name="Source_20_Text">Course</text:span> classes.</text:p>
        </text:list-item>
        <text:list-item>
          <text:p text:style-name="P52">Implement a shopping cart system with classes like <text:span text:style-name="Source_20_Text">Item</text:span>, <text:span text:style-name="Source_20_Text">Cart</text:span>, and <text:span text:style-name="Source_20_Text">User</text:span>.</text:p>
        </text:list-item>
        <text:list-item>
          <text:p text:style-name="P52">Create a <text:span text:style-name="Source_20_Text">Restaurant</text:span> class with an aggregation of <text:span text:style-name="Source_20_Text">MenuItem</text:span> objects.</text:p>
        </text:list-item>
        <text:list-item>
          <text:p text:style-name="P51">Develop a simple banking system with classes for <text:span text:style-name="Source_20_Text">Account</text:span>, <text:span text:style-name="Source_20_Text">Customer</text:span>, and <text:span text:style-name="Source_20_Text">Transaction</text:span>.</text:p>
        </text:list-item>
      </text:list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2T18:27:05.217901556</meta:creation-date>
    <dc:date>2024-12-24T17:46:54.050273081</dc:date>
    <meta:editing-duration>PT1H10M2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7" meta:paragraph-count="232" meta:word-count="1518" meta:character-count="10045" meta:non-whitespace-character-count="8539"/>
  </office:meta>
</office:document-meta>
</file>